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7">
      <style:paragraph-properties fo:margin-top="0in" fo:margin-bottom="0in" style:contextual-spacing="false"/>
      <style:text-properties style:font-name="Brix Slab Regular"/>
    </style:style>
    <style:style style:name="P24" style:family="paragraph" style:parent-style-name="Text_20_body" style:list-style-name="L7">
      <style:text-properties style:font-name="Brix Slab Regular"/>
    </style:style>
    <style:style style:name="P25" style:family="paragraph" style:parent-style-name="Text_20_body" style:list-style-name="L8">
      <style:paragraph-properties fo:margin-top="0in" fo:margin-bottom="0in" style:contextual-spacing="false"/>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die </text:span><text:span text:style-name="Strong_20_Emphasis"><text:span text:style-name="T1">senseBox Sensorhalterung</text:span></text:span><text:span text:style-name="T1"> ist ein speziell entwickeltes Zubehör, das zur sicheren und stabilen Befestigung von Sensoren an der senseBox-Plattform dient. Sie bietet eine einfache Möglichkeit, verschiedene Sensoren zu montieren und auszurichten, um optimale Messbedingungen zu gewährleisten. Die Halterung ist für den Einsatz sowohl in Innen- als auch in Außenbereichen geeignet und sorgt dafür, dass Sensoren korrekt positioniert und vor Beschädigungen geschützt sind.</text:span></text:p>
      <text:h text:style-name="P2" text:outline-level="3">Datenblatt für die senseBox Sensorhalterung</text:h>
      <text:h text:style-name="P3" text:outline-level="4">Allgemeine Informationen</text:h>
      <text:list xml:id="list1040657013" text:style-name="L1">
        <text:list-item>
          <text:p text:style-name="P7"><text:span text:style-name="Strong_20_Emphasis"><text:span text:style-name="T1">Produktname:</text:span></text:span><text:span text:style-name="T1"> senseBox Sensorhalterung</text:span></text:p>
        </text:list-item>
        <text:list-item>
          <text:p text:style-name="P6"><text:span text:style-name="Strong_20_Emphasis"><text:span text:style-name="T1">Anwendungsbereiche:</text:span></text:span><text:span text:style-name="T1"> Befestigung und Positionierung von Sensoren, Umweltüberwachung, Citizen Science, Forschung</text:span></text:p>
        </text:list-item>
      </text:list>
      <text:h text:style-name="P3" text:outline-level="4">Technische Spezifikationen</text:h>
      <text:h text:style-name="P4" text:outline-level="5">Material und Aufbau</text:h>
      <text:list xml:id="list75419863" text:style-name="L2">
        <text:list-item>
          <text:p text:style-name="P9"><text:span text:style-name="Strong_20_Emphasis"><text:span text:style-name="T1">Material:</text:span></text:span><text:span text:style-name="T1"> Robustes und witterungsbeständiges Kunststoffmaterial oder Metall (abhängig vom Modell)</text:span></text:p>
        </text:list-item>
        <text:list-item>
          <text:p text:style-name="P9"><text:span text:style-name="Strong_20_Emphasis"><text:span text:style-name="T1">Farbe:</text:span></text:span><text:span text:style-name="T1"> Typisch weiß oder schwarz, je nach Material und Ausführung</text:span></text:p>
        </text:list-item>
        <text:list-item>
          <text:p text:style-name="P8"><text:span text:style-name="Strong_20_Emphasis"><text:span text:style-name="T1">Design:</text:span></text:span><text:span text:style-name="T1"> Modulares Design, kompatibel mit verschiedenen Sensorgrößen und -typen</text:span></text:p>
        </text:list-item>
      </text:list>
      <text:h text:style-name="P4" text:outline-level="5">Abmessungen</text:h>
      <text:list xml:id="list916243352" text:style-name="L3">
        <text:list-item>
          <text:p text:style-name="P11"><text:span text:style-name="Strong_20_Emphasis"><text:span text:style-name="T1">Grundfläche:</text:span></text:span><text:span text:style-name="T1"> Variiert je nach Modell, typischerweise ca. 50 mm x 50 mm</text:span></text:p>
        </text:list-item>
        <text:list-item>
          <text:p text:style-name="P11"><text:span text:style-name="Strong_20_Emphasis"><text:span text:style-name="T1">Höhe:</text:span></text:span><text:span text:style-name="T1"> Anpassbar je nach Sensor und Anwendungsanforderung</text:span></text:p>
        </text:list-item>
        <text:list-item>
          <text:p text:style-name="P10"><text:span text:style-name="Strong_20_Emphasis"><text:span text:style-name="T1">Gewicht:</text:span></text:span><text:span text:style-name="T1"> Leicht, typischerweise unter 100 g</text:span></text:p>
        </text:list-item>
      </text:list>
      <text:h text:style-name="P4" text:outline-level="5">Montage und Installation</text:h>
      <text:list xml:id="list1051918059" text:style-name="L4">
        <text:list-item>
          <text:p text:style-name="P13"><text:span text:style-name="Strong_20_Emphasis"><text:span text:style-name="T1">Montagemöglichkeiten:</text:span></text:span></text:p>
          <text:list>
            <text:list-item>
              <text:p text:style-name="P13"><text:span text:style-name="Strong_20_Emphasis"><text:span text:style-name="T1">Mastmontage:</text:span></text:span><text:span text:style-name="T1"> Befestigung an Masten oder Pfosten mithilfe von Klemmen oder Kabelbindern</text:span></text:p>
            </text:list-item>
            <text:list-item>
              <text:p text:style-name="P13"><text:span text:style-name="Strong_20_Emphasis"><text:span text:style-name="T1">Wandmontage:</text:span></text:span><text:span text:style-name="T1"> Schrauben oder Dübel zur Befestigung an Wänden oder anderen festen Strukturen</text:span></text:p>
            </text:list-item>
          </text:list>
        </text:list-item>
        <text:list-item>
          <text:p text:style-name="P12"><text:span text:style-name="Strong_20_Emphasis"><text:span text:style-name="T1">Flexibilität:</text:span></text:span><text:span text:style-name="T1"> Anpassbare Halterungen und Winkel für die optimale Ausrichtung der Sensoren</text:span></text:p>
        </text:list-item>
      </text:list>
      <text:h text:style-name="P3" text:outline-level="4">Funktionen und Merkmale</text:h>
      <text:list xml:id="list1288211969" text:style-name="L5">
        <text:list-item>
          <text:p text:style-name="P15"><text:span text:style-name="Strong_20_Emphasis"><text:span text:style-name="T1">Sichere Befestigung:</text:span></text:span><text:span text:style-name="T1"> Hält Sensoren fest und sicher in Position, um genaue Messungen zu gewährleisten.</text:span></text:p>
        </text:list-item>
        <text:list-item>
          <text:p text:style-name="P15"><text:span text:style-name="Strong_20_Emphasis"><text:span text:style-name="T1">Einfache Installation:</text:span></text:span><text:span text:style-name="T1"> Schnell und einfach zu montieren, ohne Spezialwerkzeug.</text:span></text:p>
        </text:list-item>
        <text:list-item>
          <text:p text:style-name="P15"><text:span text:style-name="Strong_20_Emphasis"><text:span text:style-name="T1">Vielseitigkeit:</text:span></text:span><text:span text:style-name="T1"> Kompatibel mit einer Vielzahl von Sensoren, einschließlich Temperatur-, Feuchtigkeits-, Luftdruck- und Feinstaubsensoren.</text:span></text:p>
        </text:list-item>
        <text:list-item>
          <text:p text:style-name="P14"><text:span text:style-name="Strong_20_Emphasis"><text:span text:style-name="T1">Wetterbeständigkeit:</text:span></text:span><text:span text:style-name="T1"> Geeignet für den Einsatz in Außenbereichen, widersteht UV-Strahlung und Feuchtigkeit.</text:span></text:p>
        </text:list-item>
      </text:list>
      <text:h text:style-name="P3" text:outline-level="4"><text:soft-page-break/>Anwendungsbereiche</text:h>
      <text:list xml:id="list592193830" text:style-name="L6">
        <text:list-item>
          <text:p text:style-name="P17"><text:span text:style-name="Strong_20_Emphasis"><text:span text:style-name="T1">Umweltüberwachung:</text:span></text:span><text:span text:style-name="T1"> Befestigung von Sensoren zur Überwachung von Umweltparametern wie Luftqualität, Temperatur und Feuchtigkeit.</text:span></text:p>
        </text:list-item>
        <text:list-item>
          <text:p text:style-name="P17"><text:span text:style-name="Strong_20_Emphasis"><text:span text:style-name="T1">Forschung:</text:span></text:span><text:span text:style-name="T1"> Nutzung in wissenschaftlichen Experimenten und Langzeitstudien zur Datenerfassung.</text:span></text:p>
        </text:list-item>
        <text:list-item>
          <text:p text:style-name="P17"><text:span text:style-name="Strong_20_Emphasis"><text:span text:style-name="T1">Citizen Science:</text:span></text:span><text:span text:style-name="T1"> Unterstützung von Bürgerwissenschaftsprojekten durch Bereitstellung einer stabilen Plattform für Sensoren.</text:span></text:p>
        </text:list-item>
        <text:list-item>
          <text:p text:style-name="P16"><text:span text:style-name="Strong_20_Emphasis"><text:span text:style-name="T1">Industrielle Anwendungen:</text:span></text:span><text:span text:style-name="T1"> Einsatz in industriellen Umgebungen zur Überwachung von Umgebungsbedingungen.</text:span></text:p>
        </text:list-item>
      </text:list>
      <text:h text:style-name="P3" text:outline-level="4">Sicherheits- und Nutzungsrichtlinien</text:h>
      <text:list xml:id="list3558863573" text:style-name="L7">
        <text:list-item>
          <text:p text:style-name="P18"><text:span text:style-name="Strong_20_Emphasis"><text:span text:style-name="T1">Installationssicherheit:</text:span></text:span></text:p>
          <text:list>
            <text:list-item>
              <text:p text:style-name="P23">Stellen Sie sicher, dass die Halterung fest montiert ist, um ein Herunterfallen oder Beschädigen der Sensoren zu vermeiden.</text:p>
            </text:list-item>
            <text:list-item>
              <text:p text:style-name="P23">Achten Sie auf die korrekte Ausrichtung der Sensoren, um optimale Messbedingungen zu gewährleisten.</text:p>
            </text:list-item>
          </text:list>
        </text:list-item>
        <text:list-item>
          <text:p text:style-name="P18"><text:span text:style-name="Strong_20_Emphasis"><text:span text:style-name="T1">Wartung:</text:span></text:span></text:p>
          <text:list>
            <text:list-item>
              <text:p text:style-name="P23">Regelmäßige Überprüfung der Halterung auf Abnutzung und Stabilität.</text:p>
            </text:list-item>
            <text:list-item>
              <text:p text:style-name="P24">Reinigung bei Bedarf, insbesondere wenn die Halterung in staubigen oder schmutzigen Umgebungen eingesetzt wird.</text:p>
            </text:list-item>
          </text:list>
        </text:list-item>
      </text:list>
      <text:h text:style-name="P3" text:outline-level="4">Verpackung und Lieferung</text:h>
      <text:list xml:id="list3083458168" text:style-name="L8">
        <text:list-item>
          <text:p text:style-name="P20"><text:span text:style-name="Strong_20_Emphasis"><text:span text:style-name="T1">Lieferumfang:</text:span></text:span></text:p>
          <text:list>
            <text:list-item>
              <text:p text:style-name="P25">1 x senseBox Sensorhalterung (einschließlich Montagematerial)</text:p>
            </text:list-item>
            <text:list-item>
              <text:p text:style-name="P25">Montageanleitung</text:p>
            </text:list-item>
          </text:list>
        </text:list-item>
        <text:list-item>
          <text:p text:style-name="P19"><text:span text:style-name="Strong_20_Emphasis"><text:span text:style-name="T1">Verpackung:</text:span></text:span><text:span text:style-name="T1"> Geschützt verpackt, um Beschädigungen während des Transports zu vermeiden</text:span></text:p>
        </text:list-item>
      </text:list>
      <text:h text:style-name="P3" text:outline-level="4">Hinweise und Empfehlungen</text:h>
      <text:list xml:id="list2418187762" text:style-name="L9">
        <text:list-item>
          <text:p text:style-name="P22"><text:span text:style-name="Strong_20_Emphasis"><text:span text:style-name="T1">Kompatibilität:</text:span></text:span><text:span text:style-name="T1"> Geeignet für die meisten senseBox Sensoren. Bei speziellen Anforderungen oder großen Sensoren kann eine individuelle Anpassung der Halterung erforderlich sein.</text:span></text:p>
        </text:list-item>
        <text:list-item>
          <text:p text:style-name="P22"><text:span text:style-name="Strong_20_Emphasis"><text:span text:style-name="T1">Erweiterungsmöglichkeiten:</text:span></text:span><text:span text:style-name="T1"> Möglichkeit zur Erweiterung oder Anpassung der Halterung für zusätzliche Sensoren oder spezifische Anwendungen.</text:span></text:p>
        </text:list-item>
        <text:list-item>
          <text:p text:style-name="P21"><text:span text:style-name="Strong_20_Emphasis"><text:span text:style-name="T1">Lagerung:</text:span></text:span><text:span text:style-name="T1"> Bei Nichtgebrauch an einem trockenen Ort lagern, um die Lebensdauer der Halterung zu verlängern.</text:span></text:p>
        </text:list-item>
      </text:list>
      <text:p text:style-name="P1"/>
      <text:p text:style-name="Text_20_body"><text:span text:style-name="Strong_20_Emphasis"><text:span text:style-name="T1">Hinweis:</text:span></text:span><text:span text:style-name="T1"> Dieses Datenblatt bietet eine detaillierte Übersicht über die technischen Spezifikationen, Funktionen und Anwendungsmöglichkeiten der senseBox Sensorhalterung. Für spezifische Anwendungen und detaillierte technische Informationen wird empfohlen, die vollständige technische Dokumentation und Benutzerhandbücher zu konsultieren.</text:span></text:p>
      <text:p text:style-name="P5"><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2:21:05.140109820</meta:creation-date>
    <dc:date>2024-07-30T12:21:25.543718054</dc:date>
    <meta:editing-duration>PT21S</meta:editing-duration>
    <meta:editing-cycles>1</meta:editing-cycles>
    <meta:document-statistic meta:table-count="0" meta:image-count="0" meta:object-count="0" meta:page-count="3" meta:paragraph-count="46" meta:word-count="474" meta:character-count="3848" meta:non-whitespace-character-count="3453"/>
    <meta:generator>LibreOffice/7.3.7.2$Linux_X86_64 LibreOffice_project/30$Build-2</meta:generator>
  </office:meta>
</office:document-meta>
</file>